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5cm"/>
    </style:style>
    <style:style style:name="co3" style:family="table-column">
      <style:table-column-properties fo:break-before="auto" style:column-width="3.649cm"/>
    </style:style>
    <style:style style:name="co4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ppS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Vazao_mppSort (GE/s)</text:p>
          </table:table-cell>
          <table:table-cell office:value-type="string" calcext:value-type="string">
            <text:p>Vazao_Thrust (GE/s)</text:p>
          </table:table-cell>
          <table:table-cell office:value-type="string" calcext:value-type="string">
            <text:p>Speedup(Slowdown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.500182" calcext:value-type="float">
            <text:p>1,500182</text:p>
          </table:table-cell>
          <table:table-cell office:value-type="float" office:value="1.355801" calcext:value-type="float">
            <text:p>1,355801</text:p>
          </table:table-cell>
          <table:table-cell office:value-type="float" office:value="1.106491" calcext:value-type="float">
            <text:p>1,106491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1.450904" calcext:value-type="float">
            <text:p>1,450904</text:p>
          </table:table-cell>
          <table:table-cell office:value-type="float" office:value="2.302009" calcext:value-type="float">
            <text:p>2,302009</text:p>
          </table:table-cell>
          <table:table-cell office:value-type="float" office:value="0.630277" calcext:value-type="float">
            <text:p>0,630277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office:value-type="float" office:value="1.387055" calcext:value-type="float">
            <text:p>1,387055</text:p>
          </table:table-cell>
          <table:table-cell office:value-type="float" office:value="2.770144" calcext:value-type="float">
            <text:p>2,770144</text:p>
          </table:table-cell>
          <table:table-cell office:value-type="float" office:value="0.500716" calcext:value-type="float">
            <text:p>0,500716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office:value-type="float" office:value="1.379744" calcext:value-type="float">
            <text:p>1,379744</text:p>
          </table:table-cell>
          <table:table-cell office:value-type="float" office:value="3.299359" calcext:value-type="float">
            <text:p>3,299359</text:p>
          </table:table-cell>
          <table:table-cell office:value-type="float" office:value="0.418186" calcext:value-type="float">
            <text:p>0,418186</text:p>
          </table:table-cell>
        </table:table-row>
      </table:table>
      <table:table table:name="Biton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Vazao_mppSort (GE/s)</text:p>
          </table:table-cell>
          <table:table-cell office:value-type="string" calcext:value-type="string">
            <text:p>Vazao_Thrust (GE/s)</text:p>
          </table:table-cell>
          <table:table-cell office:value-type="string" calcext:value-type="string">
            <text:p>Speedup(Slowdown)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3.31038" calcext:value-type="float">
            <text:p>3,31038</text:p>
          </table:table-cell>
          <table:table-cell office:value-type="float" office:value="1.34513" calcext:value-type="float">
            <text:p>1,34513</text:p>
          </table:table-cell>
          <table:table-cell office:value-type="float" office:value="2.46102" calcext:value-type="float">
            <text:p>2,46102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office:value-type="float" office:value="3.4386" calcext:value-type="float">
            <text:p>3,4386</text:p>
          </table:table-cell>
          <table:table-cell office:value-type="float" office:value="1.98274" calcext:value-type="float">
            <text:p>1,98274</text:p>
          </table:table-cell>
          <table:table-cell office:value-type="float" office:value="1.73426" calcext:value-type="float">
            <text:p>1,73426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office:value-type="float" office:value="3.47531" calcext:value-type="float">
            <text:p>3,47531</text:p>
          </table:table-cell>
          <table:table-cell office:value-type="float" office:value="2.55645" calcext:value-type="float">
            <text:p>2,55645</text:p>
          </table:table-cell>
          <table:table-cell office:value-type="float" office:value="1.35943" calcext:value-type="float">
            <text:p>1,35943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table:number-columns-repeated="2" office:value-type="float" office:value="3.49553" calcext:value-type="float">
            <text:p>3,49553</text:p>
          </table:table-cell>
          <table:table-cell office:value-type="float" office:value="1.12933" calcext:value-type="float">
            <text:p>1,12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02:26:59.4491258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23:16:58.500347089</meta:creation-date>
    <dc:date>2025-11-20T02:26:05.234904278</dc:date>
    <meta:editing-duration>PT21M22S</meta:editing-duration>
    <meta:editing-cycles>6</meta:editing-cycles>
    <meta:generator>LibreOffice/25.8.1.1$Linux_X86_64 LibreOffice_project/54047653041915e595ad4e45cccea684809c77b5</meta:generator>
    <meta:document-statistic meta:table-count="2" meta:cell-count="40" meta:object-count="0"/>
  </office:meta>
</office:document-meta>
</file>